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256cm" fo:min-width="0.006cm" fo:padding-top="0.142cm" fo:padding-bottom="0.142cm" fo:padding-left="0.267cm" fo:padding-right="0.267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0.762cm" svg:height="0.762cm" svg:x="1.762cm" svg:y="6.0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62cm" svg:height="0.762cm" svg:x="2.778cm" svg:y="6.08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0.762cm" svg:height="0.762cm" svg:x="3.794cm" svg:y="6.08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62cm" svg:height="0.762cm" svg:x="4.81cm" svg:y="6.08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0.762cm" svg:height="0.762cm" svg:x="5.826cm" svg:y="6.081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62cm" svg:height="0.762cm" svg:x="6.842cm" svg:y="6.082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0.762cm" svg:height="0.762cm" svg:x="7.858cm" svg:y="6.082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62cm" svg:height="0.762cm" svg:x="8.874cm" svg:y="6.083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762cm" svg:height="0.762cm" svg:x="2.27cm" svg:y="4.8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4" draw:id="id4" draw:layer="layout" svg:width="0.762cm" svg:height="0.762cm" svg:x="4.302cm" svg:y="4.811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762cm" svg:height="0.762cm" svg:x="6.334cm" svg:y="4.811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762cm" svg:height="0.762cm" svg:x="8.366cm" svg:y="4.812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0.762cm" svg:height="0.762cm" svg:x="2.779cm" svg:y="6.082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0.762cm" svg:height="0.762cm" svg:x="4.811cm" svg:y="6.083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0.762cm" svg:height="0.762cm" svg:x="6.843cm" svg:y="6.083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0.762cm" svg:height="0.762cm" svg:x="8.875cm" svg:y="6.084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762cm" svg:height="0.762cm" svg:x="3.286cm" svg:y="3.54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762cm" svg:height="0.762cm" svg:x="7.35cm" svg:y="3.541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0.762cm" svg:height="0.762cm" svg:x="5.318cm" svg:y="2.27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0.762cm" svg:height="0.762cm" svg:x="11.363cm" svg:y="3.5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62cm" svg:height="0.762cm" svg:x="12.379cm" svg:y="3.54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0.762cm" svg:height="0.762cm" svg:x="13.395cm" svg:y="3.54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62cm" svg:height="0.762cm" svg:x="14.411cm" svg:y="3.54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0.762cm" svg:height="0.762cm" svg:x="11.871cm" svg:y="2.27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9" draw:id="id19" draw:layer="layout" svg:width="0.762cm" svg:height="0.762cm" svg:x="13.903cm" svg:y="2.271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0.762cm" svg:height="0.762cm" svg:x="12.38cm" svg:y="3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0.762cm" svg:height="0.762cm" svg:x="14.412cm" svg:y="3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" draw:id="id26" draw:layer="layout" svg:width="0.762cm" svg:height="0.762cm" svg:x="16.527cm" svg:y="6.082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62cm" svg:height="0.762cm" svg:x="17.543cm" svg:y="6.083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8" draw:id="id28" draw:layer="layout" svg:width="0.762cm" svg:height="0.762cm" svg:x="18.559cm" svg:y="6.083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62cm" svg:height="0.762cm" svg:x="19.575cm" svg:y="6.084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4" draw:id="id24" draw:layer="layout" svg:width="0.762cm" svg:height="0.762cm" svg:x="17.035cm" svg:y="4.812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5" draw:id="id25" draw:layer="layout" svg:width="0.762cm" svg:height="0.762cm" svg:x="19.067cm" svg:y="4.813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7" draw:id="id27" draw:layer="layout" svg:width="0.762cm" svg:height="0.762cm" svg:x="17.544cm" svg:y="6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9" draw:id="id29" draw:layer="layout" svg:width="0.762cm" svg:height="0.762cm" svg:x="19.576cm" svg:y="6.085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" draw:id="id23" draw:layer="layout" svg:width="0.762cm" svg:height="0.762cm" svg:x="18.051cm" svg:y="3.542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0.762cm" svg:height="0.762cm" svg:x="16.019cm" svg:y="2.271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5.429cm" svg:y1="2.921cm" svg:x2="3.667cm" svg:y2="3.54cm" draw:start-shape="id1" draw:start-glue-point="7" draw:end-shape="id2" draw:end-glue-point="4" svg:d="M5429 2921l-1762 619" svg:viewBox="0 0 1763 620">
          <text:p/>
        </draw:connector>
        <draw:line draw:style-name="gr2" draw:text-style-name="P3" draw:layer="layout" svg:x1="5.953cm" svg:y1="2.905cm" svg:x2="7.604cm" svg:y2="3.54cm">
          <text:p/>
        </draw:line>
        <draw:connector draw:style-name="gr2" draw:text-style-name="P3" draw:layer="layout" draw:type="line" svg:x1="3.397cm" svg:y1="4.191cm" svg:x2="2.651cm" svg:y2="4.81cm" draw:start-shape="id2" draw:start-glue-point="7" draw:end-shape="id3" draw:end-glue-point="4" svg:d="M3397 4191l-746 619" svg:viewBox="0 0 747 620">
          <text:p/>
        </draw:connector>
        <draw:connector draw:style-name="gr2" draw:text-style-name="P3" draw:layer="layout" draw:type="line" svg:x1="3.937cm" svg:y1="4.191cm" svg:x2="4.683cm" svg:y2="4.811cm" draw:start-shape="id2" draw:start-glue-point="9" draw:end-shape="id4" draw:end-glue-point="4" svg:d="M3937 4191l746 620" svg:viewBox="0 0 747 621">
          <text:p/>
        </draw:connector>
        <draw:connector draw:style-name="gr2" draw:text-style-name="P3" draw:layer="layout" draw:type="line" svg:x1="7.461cm" svg:y1="4.192cm" svg:x2="6.715cm" svg:y2="4.811cm" draw:start-shape="id5" draw:start-glue-point="7" draw:end-shape="id6" draw:end-glue-point="4" svg:d="M7461 4192l-746 619" svg:viewBox="0 0 747 620">
          <text:p/>
        </draw:connector>
        <draw:connector draw:style-name="gr2" draw:text-style-name="P3" draw:layer="layout" draw:type="line" svg:x1="8.001cm" svg:y1="4.192cm" svg:x2="8.747cm" svg:y2="4.812cm" draw:start-shape="id5" draw:start-glue-point="9" draw:end-shape="id7" draw:end-glue-point="4" svg:d="M8001 4192l746 620" svg:viewBox="0 0 747 621">
          <text:p/>
        </draw:connector>
        <draw:connector draw:style-name="gr2" draw:text-style-name="P3" draw:layer="layout" draw:type="line" svg:x1="2.381cm" svg:y1="5.461cm" svg:x2="2.143cm" svg:y2="6.08cm" draw:start-shape="id3" draw:start-glue-point="7" draw:end-shape="id8" draw:end-glue-point="4" svg:d="M2381 5461l-238 619" svg:viewBox="0 0 239 620">
          <text:p/>
        </draw:connector>
        <draw:connector draw:style-name="gr2" draw:text-style-name="P3" draw:layer="layout" draw:type="line" svg:x1="2.921cm" svg:y1="5.461cm" svg:x2="3.16cm" svg:y2="6.082cm" draw:start-shape="id3" draw:start-glue-point="9" draw:end-shape="id9" draw:end-glue-point="4" svg:d="M2921 5461l239 621" svg:viewBox="0 0 240 622">
          <text:p/>
        </draw:connector>
        <draw:connector draw:style-name="gr2" draw:text-style-name="P3" draw:layer="layout" draw:type="line" svg:x1="4.413cm" svg:y1="5.462cm" svg:x2="4.175cm" svg:y2="6.081cm" draw:start-shape="id4" draw:start-glue-point="7" draw:end-shape="id10" draw:end-glue-point="4" svg:d="M4413 5462l-238 619" svg:viewBox="0 0 239 620">
          <text:p/>
        </draw:connector>
        <draw:connector draw:style-name="gr2" draw:text-style-name="P3" draw:layer="layout" draw:type="line" svg:x1="4.953cm" svg:y1="5.462cm" svg:x2="5.192cm" svg:y2="6.083cm" draw:start-shape="id4" draw:start-glue-point="9" draw:end-shape="id11" draw:end-glue-point="4" svg:d="M4953 5462l239 621" svg:viewBox="0 0 240 622">
          <text:p/>
        </draw:connector>
        <draw:connector draw:style-name="gr2" draw:text-style-name="P3" draw:layer="layout" draw:type="line" svg:x1="6.445cm" svg:y1="5.462cm" svg:x2="6.207cm" svg:y2="6.081cm" draw:start-shape="id6" draw:start-glue-point="7" draw:end-shape="id12" draw:end-glue-point="4" svg:d="M6445 5462l-238 619" svg:viewBox="0 0 239 620">
          <text:p/>
        </draw:connector>
        <draw:connector draw:style-name="gr2" draw:text-style-name="P3" draw:layer="layout" draw:type="line" svg:x1="6.985cm" svg:y1="5.462cm" svg:x2="7.224cm" svg:y2="6.083cm" draw:start-shape="id6" draw:start-glue-point="9" draw:end-shape="id13" draw:end-glue-point="4" svg:d="M6985 5462l239 621" svg:viewBox="0 0 240 622">
          <text:p/>
        </draw:connector>
        <draw:connector draw:style-name="gr2" draw:text-style-name="P3" draw:layer="layout" draw:type="line" svg:x1="8.477cm" svg:y1="5.463cm" svg:x2="8.239cm" svg:y2="6.082cm" draw:start-shape="id7" draw:start-glue-point="7" draw:end-shape="id14" draw:end-glue-point="4" svg:d="M8477 5463l-238 619" svg:viewBox="0 0 239 620">
          <text:p/>
        </draw:connector>
        <draw:connector draw:style-name="gr2" draw:text-style-name="P3" draw:layer="layout" draw:type="line" svg:x1="9.017cm" svg:y1="5.463cm" svg:x2="9.256cm" svg:y2="6.084cm" draw:start-shape="id7" draw:start-glue-point="9" draw:end-shape="id15" draw:end-glue-point="4" svg:d="M9017 5463l239 621" svg:viewBox="0 0 240 622">
          <text:p/>
        </draw:connector>
        <draw:connector draw:style-name="gr2" draw:text-style-name="P3" draw:layer="layout" draw:type="line" svg:x1="11.982cm" svg:y1="2.921cm" svg:x2="11.744cm" svg:y2="3.54cm" draw:start-shape="id16" draw:start-glue-point="7" draw:end-shape="id17" draw:end-glue-point="4" svg:d="M11982 2921l-238 619" svg:viewBox="0 0 239 620">
          <text:p/>
        </draw:connector>
        <draw:connector draw:style-name="gr2" draw:text-style-name="P3" draw:layer="layout" draw:type="line" svg:x1="12.522cm" svg:y1="2.921cm" svg:x2="12.761cm" svg:y2="3.542cm" draw:start-shape="id16" draw:start-glue-point="9" draw:end-shape="id18" draw:end-glue-point="4" svg:d="M12522 2921l239 621" svg:viewBox="0 0 240 622">
          <text:p/>
        </draw:connector>
        <draw:connector draw:style-name="gr2" draw:text-style-name="P3" draw:layer="layout" draw:type="line" svg:x1="14.014cm" svg:y1="2.922cm" svg:x2="13.776cm" svg:y2="3.541cm" draw:start-shape="id19" draw:start-glue-point="7" draw:end-shape="id20" draw:end-glue-point="4" svg:d="M14014 2922l-238 619" svg:viewBox="0 0 239 620">
          <text:p/>
        </draw:connector>
        <draw:connector draw:style-name="gr2" draw:text-style-name="P3" draw:layer="layout" draw:type="line" svg:x1="14.554cm" svg:y1="2.922cm" svg:x2="14.793cm" svg:y2="3.543cm" draw:start-shape="id19" draw:start-glue-point="9" draw:end-shape="id21" draw:end-glue-point="4" svg:d="M14554 2922l239 621" svg:viewBox="0 0 240 622">
          <text:p/>
        </draw:connector>
        <draw:connector draw:style-name="gr2" draw:text-style-name="P3" draw:layer="layout" draw:type="line" svg:x1="16.67cm" svg:y1="2.922cm" svg:x2="18.432cm" svg:y2="3.542cm" draw:start-shape="id22" draw:start-glue-point="9" draw:end-shape="id23" draw:end-glue-point="4" svg:d="M16670 2922l1762 620" svg:viewBox="0 0 1763 621">
          <text:p/>
        </draw:connector>
        <draw:connector draw:style-name="gr2" draw:text-style-name="P3" draw:layer="layout" draw:type="line" svg:x1="18.162cm" svg:y1="4.193cm" svg:x2="17.416cm" svg:y2="4.812cm" draw:start-shape="id23" draw:start-glue-point="7" draw:end-shape="id24" draw:end-glue-point="4" svg:d="M18162 4193l-746 619" svg:viewBox="0 0 747 620">
          <text:p/>
        </draw:connector>
        <draw:connector draw:style-name="gr2" draw:text-style-name="P3" draw:layer="layout" draw:type="line" svg:x1="18.702cm" svg:y1="4.193cm" svg:x2="19.448cm" svg:y2="4.813cm" draw:start-shape="id23" draw:start-glue-point="9" draw:end-shape="id25" draw:end-glue-point="4" svg:d="M18702 4193l746 620" svg:viewBox="0 0 747 621">
          <text:p/>
        </draw:connector>
        <draw:connector draw:style-name="gr2" draw:text-style-name="P3" draw:layer="layout" draw:type="line" svg:x1="17.146cm" svg:y1="5.463cm" svg:x2="16.908cm" svg:y2="6.082cm" draw:start-shape="id24" draw:start-glue-point="7" draw:end-shape="id26" draw:end-glue-point="4" svg:d="M17146 5463l-238 619" svg:viewBox="0 0 239 620">
          <text:p/>
        </draw:connector>
        <draw:connector draw:style-name="gr2" draw:text-style-name="P3" draw:layer="layout" draw:type="line" svg:x1="17.686cm" svg:y1="5.463cm" svg:x2="17.925cm" svg:y2="6.084cm" draw:start-shape="id24" draw:start-glue-point="9" draw:end-shape="id27" draw:end-glue-point="4" svg:d="M17686 5463l239 621" svg:viewBox="0 0 240 622">
          <text:p/>
        </draw:connector>
        <draw:connector draw:style-name="gr2" draw:text-style-name="P3" draw:layer="layout" draw:type="line" svg:x1="19.178cm" svg:y1="5.464cm" svg:x2="18.94cm" svg:y2="6.083cm" draw:start-shape="id25" draw:start-glue-point="7" draw:end-shape="id28" draw:end-glue-point="4" svg:d="M19178 5464l-238 619" svg:viewBox="0 0 239 620">
          <text:p/>
        </draw:connector>
        <draw:connector draw:style-name="gr2" draw:text-style-name="P3" draw:layer="layout" draw:type="line" svg:x1="19.718cm" svg:y1="5.464cm" svg:x2="19.957cm" svg:y2="6.085cm" draw:start-shape="id25" draw:start-glue-point="9" draw:end-shape="id29" draw:end-glue-point="4" svg:d="M19718 5464l239 621" svg:viewBox="0 0 240 622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02T23:52:58.763000000</meta:creation-date>
    <dc:date>2021-11-03T00:12:27.511000000</dc:date>
    <meta:editing-duration>PT8M58S</meta:editing-duration>
    <meta:editing-cycles>1</meta:editing-cycles>
    <meta:document-statistic meta:object-count="62"/>
    <meta:generator>LibreOffice/6.3.2.2$Windows_X86_64 LibreOffice_project/98b30e735bda24bc04ab42594c85f7fd8be07b9c</meta:generator>
  </office:meta>
</office:document-meta>
</file>